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39a" officeooo:paragraph-rsid="0012b39a"/>
    </style:style>
    <style:style style:name="P2" style:family="paragraph" style:parent-style-name="Standard">
      <style:text-properties officeooo:rsid="0014622e" officeooo:paragraph-rsid="0014622e"/>
    </style:style>
    <style:style style:name="P3" style:family="paragraph" style:parent-style-name="Standard">
      <style:text-properties officeooo:rsid="00159fb6" officeooo:paragraph-rsid="00159fb6"/>
    </style:style>
    <style:style style:name="P4" style:family="paragraph" style:parent-style-name="Standard">
      <style:text-properties officeooo:rsid="00165a5c" officeooo:paragraph-rsid="00165a5c"/>
    </style:style>
    <style:style style:name="P5" style:family="paragraph" style:parent-style-name="Standard" style:list-style-name="L1">
      <style:text-properties officeooo:rsid="00165a5c" officeooo:paragraph-rsid="00165a5c"/>
    </style:style>
    <style:style style:name="P6" style:family="paragraph" style:parent-style-name="Standard" style:list-style-name="L1">
      <style:text-properties officeooo:rsid="0016b126" officeooo:paragraph-rsid="0016b126"/>
    </style:style>
    <style:style style:name="P7" style:family="paragraph" style:parent-style-name="Standard">
      <style:text-properties officeooo:rsid="0016b126" officeooo:paragraph-rsid="0016b126"/>
    </style:style>
    <style:style style:name="P8" style:family="paragraph" style:parent-style-name="Standard" style:list-style-name="L2">
      <style:text-properties officeooo:rsid="0016b126" officeooo:paragraph-rsid="0016b126"/>
    </style:style>
    <style:style style:name="P9" style:family="paragraph" style:parent-style-name="Standard" style:list-style-name="L3">
      <style:text-properties officeooo:rsid="0016b126" officeooo:paragraph-rsid="001880c6"/>
    </style:style>
    <style:style style:name="P10" style:family="paragraph" style:parent-style-name="Standard">
      <style:text-properties officeooo:rsid="0016b126" officeooo:paragraph-rsid="001880c6"/>
    </style:style>
    <style:style style:name="P11" style:family="paragraph" style:parent-style-name="Standard">
      <style:text-properties officeooo:rsid="001880c6" officeooo:paragraph-rsid="001880c6"/>
    </style:style>
    <style:style style:name="P12" style:family="paragraph" style:parent-style-name="Standard" style:list-style-name="L4">
      <style:text-properties officeooo:rsid="001880c6" officeooo:paragraph-rsid="001880c6"/>
    </style:style>
    <style:style style:name="P13" style:family="paragraph" style:parent-style-name="Standard" style:list-style-name="L4">
      <style:text-properties officeooo:rsid="001880c6" officeooo:paragraph-rsid="001b975a"/>
    </style:style>
    <style:style style:name="P14" style:family="paragraph" style:parent-style-name="Standard" style:list-style-name="L5">
      <style:text-properties officeooo:rsid="001880c6" officeooo:paragraph-rsid="0019f99a"/>
    </style:style>
    <style:style style:name="P15" style:family="paragraph" style:parent-style-name="Standard" style:list-style-name="L5">
      <style:text-properties officeooo:rsid="001880c6" officeooo:paragraph-rsid="001cd746"/>
    </style:style>
    <style:style style:name="P16" style:family="paragraph" style:parent-style-name="Standard" style:list-style-name="L5">
      <style:text-properties officeooo:rsid="001880c6" officeooo:paragraph-rsid="001e5d28"/>
    </style:style>
    <style:style style:name="P17" style:family="paragraph" style:parent-style-name="Standard">
      <style:text-properties officeooo:rsid="001880c6" officeooo:paragraph-rsid="0019f99a"/>
    </style:style>
    <style:style style:name="P18" style:family="paragraph" style:parent-style-name="Standard">
      <style:text-properties officeooo:rsid="001880c6" officeooo:paragraph-rsid="001b975a"/>
    </style:style>
    <style:style style:name="P19" style:family="paragraph" style:parent-style-name="Standard" style:list-style-name="L6">
      <style:text-properties officeooo:rsid="001880c6" officeooo:paragraph-rsid="001cd746"/>
    </style:style>
    <style:style style:name="P20" style:family="paragraph" style:parent-style-name="Standard">
      <style:text-properties officeooo:rsid="001880c6" officeooo:paragraph-rsid="001cd746"/>
    </style:style>
    <style:style style:name="P21" style:family="paragraph" style:parent-style-name="Standard">
      <style:text-properties officeooo:rsid="001880c6" officeooo:paragraph-rsid="001e5d28"/>
    </style:style>
    <style:style style:name="P22" style:family="paragraph" style:parent-style-name="Standard" style:list-style-name="L7">
      <style:text-properties officeooo:rsid="001880c6" officeooo:paragraph-rsid="001e5d28"/>
    </style:style>
    <style:style style:name="P23" style:family="paragraph" style:parent-style-name="Standard">
      <style:text-properties officeooo:rsid="0019f99a" officeooo:paragraph-rsid="0019f99a"/>
    </style:style>
    <style:style style:name="P24" style:family="paragraph" style:parent-style-name="Standard">
      <style:text-properties officeooo:rsid="0019f99a" officeooo:paragraph-rsid="001cd746"/>
    </style:style>
    <style:style style:name="P25" style:family="paragraph" style:parent-style-name="Standard">
      <style:text-properties officeooo:rsid="0019f99a" officeooo:paragraph-rsid="001e5d28"/>
    </style:style>
    <style:style style:name="P26" style:family="paragraph" style:parent-style-name="Standard">
      <style:text-properties officeooo:rsid="001b975a" officeooo:paragraph-rsid="001b975a"/>
    </style:style>
    <style:style style:name="P27" style:family="paragraph" style:parent-style-name="Standard">
      <style:text-properties officeooo:rsid="001b975a" officeooo:paragraph-rsid="001cd746"/>
    </style:style>
    <style:style style:name="P28" style:family="paragraph" style:parent-style-name="Standard">
      <style:text-properties officeooo:rsid="001b975a" officeooo:paragraph-rsid="001e5d28"/>
    </style:style>
    <style:style style:name="P29" style:family="paragraph" style:parent-style-name="Standard">
      <style:text-properties officeooo:rsid="001c9603" officeooo:paragraph-rsid="001c9603"/>
    </style:style>
    <style:style style:name="P30" style:family="paragraph" style:parent-style-name="Standard">
      <style:text-properties officeooo:rsid="001e5d28" officeooo:paragraph-rsid="001e5d28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12b39a" officeooo:paragraph-rsid="0012b39a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4622e"/>
    </style:style>
    <style:style style:name="T3" style:family="text">
      <style:text-properties officeooo:rsid="00159fb6"/>
    </style:style>
    <style:style style:name="T4" style:family="text">
      <style:text-properties officeooo:rsid="0016b126"/>
    </style:style>
    <style:style style:name="T5" style:family="text">
      <style:text-properties officeooo:rsid="001880c6"/>
    </style:style>
    <style:style style:name="T6" style:family="text">
      <style:text-properties officeooo:rsid="0019f99a"/>
    </style:style>
    <style:style style:name="T7" style:family="text">
      <style:text-properties officeooo:rsid="001b975a"/>
    </style:style>
    <style:style style:name="T8" style:family="text">
      <style:text-properties officeooo:rsid="001cd746"/>
    </style:style>
    <style:style style:name="T9" style:family="text">
      <style:text-properties officeooo:rsid="001e5d28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Multi_channel: script steps to follow</text:p>
      <text:p text:style-name="P31"/>
      <text:p text:style-name="P1"><text:span text:style-name="T10">Step1</text:span>: Check the basic configurations for the cluster ie, docker images, repo configurations and kuberntes configurations.</text:p>
      <text:p text:style-name="P1"/>
      <text:p text:style-name="P1"><text:span text:style-name="T10">Step2</text:span>: Execute iiit-bel-kuberntes-cluster.sh</text:p>
      <text:p text:style-name="P1"/>
      <text:p text:style-name="P1"><text:span text:style-name="T10">Step3</text:span>: Check if every pods are running fine with ‘kubectl get pods –all-namespaces’ command.</text:p>
      <text:p text:style-name="P1"/>
      <text:p text:style-name="P1"><text:span text:style-name="T10">Step4</text:span>: In worker nodes (assuming there are two worker nodes, worker-node-1 and worker-node-2) <text:tab/></text:p>
      <text:p text:style-name="P1"><text:tab/>navigate to /repo/config/Org1_msp folder <text:span text:style-name="T2">for Org1 and /repo/config/Org2_msp for Org2 and <text:tab/>so on.</text:span></text:p>
      <text:p text:style-name="P1"/>
      <text:p text:style-name="P2"><text:span text:style-name="T10">Step5</text:span>: <text:s/>Use ‘cluster_join.sh’ script to join the cluster and it resides in the Org’s folder.</text:p>
      <text:p text:style-name="P2"/>
      <text:p text:style-name="P2"><text:span text:style-name="T10">Step 6</text:span>: Execute Org1_msp.sh script for generating Org1’s certificates <text:s/>in Org1_msp folder and </text:p>
      <text:p text:style-name="P2"><text:tab/>Org2_msp.sh script for generating Org2’s certificates and so on.</text:p>
      <text:p text:style-name="P2"/>
      <text:p text:style-name="P2"><text:span text:style-name="T10">Step 7</text:span>: <text:span text:style-name="T3">In master node ‘scripts’ folder, execute ‘channel_requirements.sh’ for adding the <text:tab/>configuration files for genesis block and channel artifacts.</text:span></text:p>
      <text:p text:style-name="P2"/>
      <text:p text:style-name="P3"><text:span text:style-name="T10">Step8</text:span>: Check if all the nodes are in ‘running’ state and if so execute ‘./pods_deploy.sh’ script</text:p>
      <text:p text:style-name="P3"/>
      <text:p text:style-name="P3"><text:span text:style-name="T10">Step9</text:span>: Check if all the pods are in ‘running’ state and if so execute ‘./domain_names.sh’ script, <text:tab/>Otherwise wait for some time to become all pods are in running state.</text:p>
      <text:p text:style-name="P3"/>
      <text:p text:style-name="P4"><text:span text:style-name="T10">Step10</text:span>: Creating inter org channel for all the organizations and install chain code into it.</text:p>
      <text:p text:style-name="P4"/>
      <text:list xml:id="list3709073117" text:style-name="L1">
        <text:list-item>
          <text:p text:style-name="P5">We can create inter org channel from either master node or from the first worker node</text:p>
        </text:list-item>
        <text:list-item>
          <text:p text:style-name="P5">From master node: execute ‘inter_organization_channel.sh’</text:p>
        </text:list-item>
        <text:list-item>
          <text:p text:style-name="P5">From worker 1: execute ‘inter_org_channel_docker.sh’</text:p>
        </text:list-item>
        <text:list-item>
          <text:p text:style-name="P5">Then we can join the peer0 of the rest of two organizations from worker node2</text:p>
        </text:list-item>
        <text:list-item>
          <text:p text:style-name="P5"><text:span text:style-name="T4">Execute</text:span> /repo/config/Org2_msp/<text:span text:style-name="T4">inter_org_docker_join.sh for org2</text:span></text:p>
        </text:list-item>
        <text:list-item>
          <text:p text:style-name="P6">Execute /repo/config/Org3_msp/inter_org_docker_join.sh for org3</text:p>
        </text:list-item>
        <text:list-item>
          <text:p text:style-name="P6">If we creating inter org channel from the worker node 1 then we need to execute inger_org_channel_docker.sh script that resides on /repo/config/Org1_msp/.</text:p>
          <text:p text:style-name="P6"/>
        </text:list-item>
      </text:list>
      <text:p text:style-name="P7"><text:span text:style-name="T10">Step11</text:span>: Installing chaincode (fabcar) on inter org channel</text:p>
      <text:p text:style-name="P7"/>
      <text:p text:style-name="P11">with master node</text:p>
      <text:p text:style-name="P11"/>
      <text:list xml:id="list1869597123" text:style-name="L2">
        <text:list-item>
          <text:p text:style-name="P8">On Org1: execute /Org1_msp/chaincode_all_org_fabcar/chaincode_install.sh</text:p>
        </text:list-item>
        <text:list-item>
          <text:p text:style-name="P8">On Org2: execute /Org2_msp/chaincode_all_org_fabcar/chaincode_install.sh</text:p>
        </text:list-item>
        <text:list-item>
          <text:p text:style-name="P8">On Org3: execute /Org3_msp/chaincode_all_org_fabcar/chaincode_install.sh</text:p>
        </text:list-item>
      </text:list>
      <text:p text:style-name="P7"/>
      <text:p text:style-name="P7"><text:tab/><text:span text:style-name="T5">OR</text:span></text:p>
      <text:p text:style-name="P11">with worker nodes</text:p>
      <text:p text:style-name="P11"/>
      <text:list xml:id="list3381698338" text:style-name="L3">
        <text:list-item>
          <text:p text:style-name="P9">On Org1: execute /repo/config/Org1_msp/chaincode_all_org_fabcar/chaincode_install_<text:span text:style-name="T5">docker</text:span>.sh</text:p>
        </text:list-item>
        <text:list-item>
          <text:p text:style-name="P9">On Org2: execute /repo/config/Org2_msp/chaincode_all_org_fabcar/chaincode_install_<text:span text:style-name="T5">docker</text:span>.sh</text:p>
        </text:list-item>
        <text:list-item>
          <text:p text:style-name="P9"><text:soft-page-break/>On Org3: execute /repo/config/Org3_msp/chaincode_all_org_fabcar/chaincode_install_<text:span text:style-name="T5">docker</text:span>.sh</text:p>
        </text:list-item>
      </text:list>
      <text:p text:style-name="P10"/>
      <text:p text:style-name="P11"><text:span text:style-name="T10">Step 12</text:span>: Approve chaincode on all organizations</text:p>
      <text:p text:style-name="P11"/>
      <text:p text:style-name="P11">With Master node:</text:p>
      <text:p text:style-name="P11"/>
      <text:list xml:id="list1592830039" text:style-name="L4">
        <text:list-item>
          <text:p text:style-name="P12">For Org1: /Org1_msp/chaincode_all_org_fabcar/approve_org.sh</text:p>
        </text:list-item>
        <text:list-item>
          <text:p text:style-name="P12">For Org2: /Org2_msp/chaincode_all_org_fabcar/approve_org.sh</text:p>
        </text:list-item>
        <text:list-item>
          <text:p text:style-name="P12">For Org3: /Org3_msp/chaincode_all_org_fabcar/approve_org.sh</text:p>
        </text:list-item>
      </text:list>
      <text:p text:style-name="P11"/>
      <text:p text:style-name="P11"><text:tab/>OR</text:p>
      <text:p text:style-name="P11">With worker nodes:</text:p>
      <text:p text:style-name="P11"/>
      <text:list xml:id="list110447147438917" text:continue-numbering="true" text:style-name="L4">
        <text:list-item>
          <text:p text:style-name="P12">For Org1: /repo/config/Org1_msp/chaincode_all_org_fabcar/approve_org_docker.sh</text:p>
        </text:list-item>
        <text:list-item>
          <text:p text:style-name="P12">For Org2: /repo/config/Org2_msp/chaincode_all_org_fabcar/approve_org_docker.sh</text:p>
        </text:list-item>
        <text:list-item>
          <text:p text:style-name="P12">For Org3: /repo/config/Org3_msp/chaincode_all_org_fabcar/approve_org_docker.sh</text:p>
        </text:list-item>
      </text:list>
      <text:p text:style-name="P11"/>
      <text:p text:style-name="P11"><text:span text:style-name="T10">Step13:</text:span> Commit org with the chaincode fabcar</text:p>
      <text:p text:style-name="P11"><text:tab/>(we can <text:span text:style-name="T6">commit Only one Org with the chaincode)</text:span></text:p>
      <text:p text:style-name="P11"/>
      <text:p text:style-name="P23">With master node:</text:p>
      <text:p text:style-name="P23"><text:s/><text:span text:style-name="T8">Note: please do any one of the following..</text:span></text:p>
      <text:list xml:id="list298414970" text:style-name="L5">
        <text:list-item>
          <text:p text:style-name="P14">For Org1: /Org1_msp/chaincode_all_org_fabcar/<text:span text:style-name="T6">commit</text:span>_org.sh</text:p>
        </text:list-item>
        <text:list-item>
          <text:p text:style-name="P14">For Org2: /Org2_msp/chaincode_all_org_fabcar/<text:span text:style-name="T6">commit</text:span>_org.sh</text:p>
        </text:list-item>
        <text:list-item>
          <text:p text:style-name="P14">For Org3: /Org3_msp/chaincode_all_org_fabcar/<text:span text:style-name="T6">commit</text:span>_org.sh</text:p>
        </text:list-item>
      </text:list>
      <text:p text:style-name="P17"/>
      <text:p text:style-name="P26"><text:tab/>OR</text:p>
      <text:p text:style-name="P18">With worker nodes:</text:p>
      <text:p text:style-name="P24"><text:span text:style-name="T8">Note: please do any one of the following..</text:span></text:p>
      <text:list xml:id="list110447808644261" text:continue-list="list110447147438917" text:style-name="L4">
        <text:list-item>
          <text:p text:style-name="P13">For Org1: /repo/config/Org1_msp/chaincode_all_org_fabcar/<text:span text:style-name="T7">commit</text:span>_org_docker.sh</text:p>
        </text:list-item>
        <text:list-item>
          <text:p text:style-name="P13">For Org2: /repo/config/Org2_msp/chaincode_all_org_fabcar/<text:span text:style-name="T7">commit</text:span>_org_docker.sh</text:p>
        </text:list-item>
        <text:list-item>
          <text:p text:style-name="P13">For Org3: /repo/config/Org3_msp/chaincode_all_org_fabcar/<text:span text:style-name="T7">commit</text:span>_org_docker.sh</text:p>
        </text:list-item>
      </text:list>
      <text:p text:style-name="P18"/>
      <text:p text:style-name="P29"><text:span text:style-name="T10">Step14</text:span>: Initialize the chaincode</text:p>
      <text:p text:style-name="P29"><text:tab/>(we can Initialize the chaincode once ie, with one Org)</text:p>
      <text:p text:style-name="P29"/>
      <text:p text:style-name="P24">With master node:</text:p>
      <text:p text:style-name="P24"><text:s/><text:span text:style-name="T8">Note: please do any one of the following..</text:span></text:p>
      <text:list xml:id="list110448163091375" text:continue-list="list298414970" text:style-name="L5">
        <text:list-item>
          <text:p text:style-name="P15">For Org1: /Org1_msp/chaincode_all_org_fabcar/<text:span text:style-name="T8">chaincode_init.sh</text:span></text:p>
        </text:list-item>
        <text:list-item>
          <text:p text:style-name="P15">For Org2: /Org2_msp/chaincode_all_org_fabcar/<text:span text:style-name="T8">chaincode_init.sh</text:span></text:p>
        </text:list-item>
        <text:list-item>
          <text:p text:style-name="P15">For Org3: /Org3_msp/chaincode_all_org_fabcar/<text:span text:style-name="T8">chaincode_init.sh</text:span></text:p>
        </text:list-item>
      </text:list>
      <text:p text:style-name="P20"/>
      <text:p text:style-name="P27"><text:tab/>OR</text:p>
      <text:p text:style-name="P20">With worker nodes:</text:p>
      <text:p text:style-name="P24"><text:span text:style-name="T8">Note: please do any one of the following..</text:span></text:p>
      <text:list xml:id="list1851824323" text:style-name="L6">
        <text:list-item>
          <text:p text:style-name="P19">For Org1: /repo/config/Org1_msp/chaincode_all_org_fabcar/<text:span text:style-name="T8">chaincode_init_docker.sh</text:span></text:p>
        </text:list-item>
        <text:list-item>
          <text:p text:style-name="P19">For Org2: /repo/config/Org2_msp/chaincode_all_org_fabcar/<text:span text:style-name="T8">chaincode_init_docker.sh</text:span></text:p>
        </text:list-item>
        <text:list-item>
          <text:p text:style-name="P19">For Org3: /repo/config/Org3_msp/chaincode_all_org_fabcar/<text:span text:style-name="T8">chaincode_init_docker.sh</text:span></text:p>
        </text:list-item>
      </text:list>
      <text:p text:style-name="P29"/>
      <text:p text:style-name="P30"><text:span text:style-name="T10">Step15</text:span>: Query the chaincode</text:p>
      <text:p text:style-name="P30"/>
      <text:p text:style-name="P25"><text:soft-page-break/>With master node:</text:p>
      <text:p text:style-name="P25"/>
      <text:list xml:id="list110446535513235" text:continue-list="list110448163091375" text:style-name="L5">
        <text:list-item>
          <text:p text:style-name="P16">For Org1: /Org1_msp/chaincode_all_org_fabcar/<text:span text:style-name="T8">chaincode_</text:span><text:span text:style-name="T9">query</text:span><text:span text:style-name="T8">.sh</text:span></text:p>
        </text:list-item>
        <text:list-item>
          <text:p text:style-name="P16">For Org2: /Org2_msp/chaincode_all_org_fabcar/<text:span text:style-name="T8">chaincode_</text:span><text:span text:style-name="T9">query</text:span><text:span text:style-name="T8">.sh</text:span></text:p>
        </text:list-item>
        <text:list-item>
          <text:p text:style-name="P16">For Org3: /Org3_msp/chaincode_all_org_fabcar/<text:span text:style-name="T8">chaincode_</text:span><text:span text:style-name="T9">query</text:span><text:span text:style-name="T8">.sh</text:span></text:p>
        </text:list-item>
      </text:list>
      <text:p text:style-name="P21"/>
      <text:p text:style-name="P28"><text:tab/>OR</text:p>
      <text:p text:style-name="P21">With worker nodes:</text:p>
      <text:p text:style-name="P25"/>
      <text:list xml:id="list1111600007" text:style-name="L7">
        <text:list-item>
          <text:p text:style-name="P22">For Org1: /repo/config/Org1_msp/chaincode_all_org_fabcar/<text:span text:style-name="T8">chaincode_</text:span><text:span text:style-name="T9">query</text:span><text:span text:style-name="T8">_docker.sh</text:span></text:p>
        </text:list-item>
        <text:list-item>
          <text:p text:style-name="P22">For Org2: /repo/config/Org2_msp/chaincode_all_org_fabcar/<text:span text:style-name="T8">chaincode_</text:span><text:span text:style-name="T9">query</text:span><text:span text:style-name="T8">_docker.sh</text:span></text:p>
        </text:list-item>
        <text:list-item>
          <text:p text:style-name="P22">For Org3: /repo/config/Org3_msp/chaincode_all_org_fabcar/<text:span text:style-name="T8">chaincode_</text:span><text:span text:style-name="T9">query</text:span><text:span text:style-name="T8">_docker.sh</text:span></text:p>
        </text:list-item>
      </text:list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09:13:10.065917648</meta:creation-date>
    <dc:date>2021-01-28T11:04:46.140383588</dc:date>
    <meta:editing-duration>PT29M41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3" meta:paragraph-count="77" meta:word-count="502" meta:character-count="4673" meta:non-whitespace-character-count="4266"/>
  </office:meta>
</office:document-meta>
</file>